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4.51" calcext:value-type="float">
            <text:p>94,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8.18" calcext:value-type="float">
            <text:p>98,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8.55" calcext:value-type="float">
            <text:p>98,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8.24" calcext:value-type="float">
            <text:p>98,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8.36" calcext:value-type="float">
            <text:p>98,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8.44" calcext:value-type="float">
            <text:p>98,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8.13" calcext:value-type="float">
            <text:p>98,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8.37" calcext:value-type="float">
            <text:p>98,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8.53" calcext:value-type="float">
            <text:p>98,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8.88" calcext:value-type="float">
            <text:p>98,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8.019" calcext:value-type="float">
            <text:p>98,019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2:00:03.423932987</meta:creation-date>
    <dc:date>2018-01-14T22:02:29.696010656</dc:date>
    <meta:editing-duration>PT2M27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